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Georgia" svg:font-family="Georgia"/>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Text_20_body">
      <style:paragraph-properties fo:margin-top="0in" fo:margin-bottom="0.0835in" style:contextual-spacing="false" fo:line-height="138%" style:writing-mode="lr-tb"/>
      <style:text-properties fo:font-variant="normal" fo:text-transform="none" fo:color="#3b3838" loext:opacity="100%" style:text-line-through-style="none" style:text-line-through-type="none" style:font-name="Georgia" fo:font-size="10pt" fo:font-style="normal" style:text-underline-style="none" fo:font-weight="normal" officeooo:rsid="000eb982" officeooo:paragraph-rsid="000eb982" style:text-blinking="false" fo:background-color="transparent"/>
    </style:style>
    <style:style style:name="P2" style:family="paragraph" style:parent-style-name="Text_20_body">
      <style:paragraph-properties fo:margin-top="0in" fo:margin-bottom="0.0835in" style:contextual-spacing="false" fo:line-height="138%" style:writing-mode="lr-tb"/>
      <style:text-properties fo:font-variant="normal" fo:text-transform="none" fo:color="#3b3838" loext:opacity="100%" style:text-line-through-style="none" style:text-line-through-type="none" style:font-name="Georgia" fo:font-size="10pt" fo:font-style="normal" style:text-underline-style="none" fo:font-weight="normal" officeooo:rsid="000eb982" officeooo:paragraph-rsid="00145571" style:text-blinking="false" fo:background-color="transparent"/>
    </style:style>
    <style:style style:name="P3" style:family="paragraph" style:parent-style-name="Text_20_body">
      <style:paragraph-properties fo:margin-top="0in" fo:margin-bottom="0.0835in" style:contextual-spacing="false" fo:line-height="138%" style:writing-mode="lr-tb"/>
      <style:text-properties fo:font-variant="normal" fo:text-transform="none" fo:color="#3b3838" loext:opacity="100%" style:text-line-through-style="none" style:text-line-through-type="none" style:font-name="Georgia" fo:font-size="10pt" fo:font-style="normal" style:text-underline-style="none" fo:font-weight="normal" officeooo:rsid="00108445" officeooo:paragraph-rsid="00108445" style:text-blinking="false" fo:background-color="transparent"/>
    </style:style>
    <style:style style:name="P4" style:family="paragraph" style:parent-style-name="Text_20_body">
      <style:paragraph-properties fo:margin-top="0in" fo:margin-bottom="0.0835in" style:contextual-spacing="false" fo:line-height="138%" style:writing-mode="lr-tb"/>
      <style:text-properties fo:font-variant="normal" fo:text-transform="none" fo:color="#3b3838" loext:opacity="100%" style:text-line-through-style="none" style:text-line-through-type="none" style:font-name="Georgia" fo:font-size="10pt" fo:font-style="normal" style:text-underline-style="none" fo:font-weight="normal" officeooo:rsid="00108445" officeooo:paragraph-rsid="00145571" style:text-blinking="false" fo:background-color="transparent"/>
    </style:style>
    <style:style style:name="P5" style:family="paragraph" style:parent-style-name="Text_20_body">
      <style:paragraph-properties fo:margin-top="0in" fo:margin-bottom="0.0835in" style:contextual-spacing="false" fo:line-height="138%" style:writing-mode="lr-tb"/>
      <style:text-properties fo:font-variant="normal" fo:text-transform="none" fo:color="#3b3838" loext:opacity="100%" style:text-line-through-style="none" style:text-line-through-type="none" style:font-name="Georgia" fo:font-size="10pt" fo:font-style="normal" style:text-underline-style="none" fo:font-weight="normal" officeooo:rsid="00114c75" officeooo:paragraph-rsid="00114c75" style:text-blinking="false" fo:background-color="transparent"/>
    </style:style>
    <style:style style:name="P6" style:family="paragraph" style:parent-style-name="Text_20_body">
      <style:paragraph-properties fo:margin-top="0in" fo:margin-bottom="0.0835in" style:contextual-spacing="false" fo:line-height="138%" style:writing-mode="lr-tb"/>
      <style:text-properties fo:font-variant="normal" fo:text-transform="none" fo:color="#3b3838" loext:opacity="100%" style:text-line-through-style="none" style:text-line-through-type="none" style:font-name="Georgia" fo:font-size="10pt" fo:font-style="normal" style:text-underline-style="none" fo:font-weight="normal" officeooo:rsid="00114c75" officeooo:paragraph-rsid="00145571" style:text-blinking="false" fo:background-color="transparent"/>
    </style:style>
    <style:style style:name="P7" style:family="paragraph" style:parent-style-name="Text_20_body">
      <style:paragraph-properties fo:margin-top="0in" fo:margin-bottom="0.0835in" style:contextual-spacing="false" fo:line-height="138%" style:writing-mode="lr-tb"/>
      <style:text-properties fo:font-variant="normal" fo:text-transform="none" fo:color="#3b3838" loext:opacity="100%" style:text-line-through-style="none" style:text-line-through-type="none" style:font-name="Georgia" fo:font-size="10pt" fo:font-style="normal" style:text-underline-style="none" fo:font-weight="normal" officeooo:paragraph-rsid="00145571" style:text-blinking="false" fo:background-color="transparent"/>
    </style:style>
    <style:style style:name="P8" style:family="paragraph" style:parent-style-name="Text_20_body">
      <style:paragraph-properties fo:margin-top="0in" fo:margin-bottom="0.0835in" style:contextual-spacing="false" fo:line-height="138%" style:writing-mode="lr-tb"/>
      <style:text-properties officeooo:rsid="00145571" officeooo:paragraph-rsid="00145571"/>
    </style:style>
    <style:style style:name="P9" style:family="paragraph" style:parent-style-name="Text_20_body">
      <style:paragraph-properties fo:margin-top="0in" fo:margin-bottom="0.0835in" style:contextual-spacing="false" fo:line-height="138%" fo:break-before="page" style:writing-mode="lr-tb"/>
      <style:text-properties officeooo:rsid="00145571" officeooo:paragraph-rsid="00145571"/>
    </style:style>
    <style:style style:name="T1" style:family="text">
      <style:text-properties officeooo:rsid="000eb982"/>
    </style:style>
    <style:style style:name="T2" style:family="text">
      <style:text-properties fo:font-variant="normal" fo:text-transform="none" fo:color="#3b3838" loext:opacity="100%" style:text-line-through-style="none" style:text-line-through-type="none" style:font-name="Georgia" fo:font-size="10pt" fo:font-style="normal" style:text-underline-style="none" fo:font-weight="normal" officeooo:rsid="00122a3d" style:text-blinking="false" fo:background-color="transparent" loext:char-shading-value="0"/>
    </style:style>
    <style:style style:name="T3" style:family="text">
      <style:text-properties fo:font-variant="normal" fo:text-transform="none" fo:color="#3b3838" loext:opacity="100%" style:text-line-through-style="none" style:text-line-through-type="none" style:font-name="Georgia" fo:font-size="10pt" fo:font-style="normal" style:text-underline-style="none" fo:font-weight="normal" officeooo:rsid="00123843" style:text-blinking="false" fo:background-color="transparent" loext:char-shading-value="0"/>
    </style:style>
    <style:style style:name="T4" style:family="text">
      <style:text-properties fo:font-variant="normal" fo:text-transform="none" fo:color="#3b3838" loext:opacity="100%" style:text-line-through-style="none" style:text-line-through-type="none" style:font-name="Georgia1" fo:font-size="10pt" fo:font-style="normal" style:text-underline-style="none" fo:font-weight="normal" officeooo:rsid="00123843" style:text-blinking="false" fo:background-color="transparent" loext:char-shading-value="0" style:font-size-asian="10pt" style:font-weight-asian="normal" style:font-size-complex="10pt" style:font-weight-complex="normal"/>
    </style:style>
    <style:style style:name="T5" style:family="text">
      <style:text-properties officeooo:rsid="00108445"/>
    </style:style>
    <style:style style:name="T6" style:family="text">
      <style:text-properties officeooo:rsid="0011dc9f"/>
    </style:style>
    <style:style style:name="T7" style:family="text">
      <style:text-properties officeooo:rsid="00122a3d"/>
    </style:style>
    <style:style style:name="T8" style:family="text">
      <style:text-properties style:font-name="Georgia1" fo:font-size="10pt" style:font-size-asian="10pt" style:font-size-complex="10pt"/>
    </style:style>
    <style:style style:name="T9" style:family="text">
      <style:text-properties style:font-name="Georgia1" fo:font-size="10pt" officeooo:rsid="0012cff2"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aling with COVID-19 and the regulations around the pandemic are becoming more and more a part of our daily lives. Keeping track of tests, vaccination records, and news currently requires maintaining and keeping track of these things in multiple applications and physical documents. For Massachusetts residents keeping on top of all the information is necessary in order to continue having an active social life. To meet the demand and need of an application for state of Massachusetts residents to keep all of this information under one application we developed a prototype calle<text:span text:style-name="T1">d </text:span><text:s/>‘MassPass’.</text:p>
      <text:p text:style-name="P2">This app is meant to be used by any and all mass residents, meaning our target audience is a wide net. For the development process of the prototype we focused specifically on a user group of college aged young adults from (18-25). We conducted contextual interviews from member of this user group and gathered a list of requirements from analysis of those interviews. The analysis was conducted by collecting information from the contextual inquiries and aggregating it onto a Work Activity Affinity Diagram (WAAD). From there we created a persona <text:span text:style-name="T5">which was a culmination of of our users and represented this specific user group. We then created a list of required tasks the users would need to be able to complete within our our prototyped. We also used user feedback to learn about pain points from similar apps that exist which help us identify things to incorporate and avoid. </text:span></text:p>
      <text:p text:style-name="P4">Using the information gathered from users we then conducted ideation sessions and sketching activities to create basic low fidelity sketches of the prototype. This helped us settle on some ideas of interface design along with different use case scenarios for our prototype. We focused on three main tasks for the low fidelity prototype and went to add more as the design process continued. After settling on a set of sketches we created an interactive low-fidelity prototype which specifically allowed users to interact with screens that were part of the three tasks for which we ideated on. </text:p>
      <text:p text:style-name="P6">We conducted formative evaluations using our prototype without any users by conducting cognitive walkthroughs and heuristic evaluations. Through <text:span text:style-name="T6">those </text:span>evaluations we created a list of our findings and recommendations of modifications <text:span text:style-name="T6">for</text:span> our prototype. <text:span text:style-name="T6">These modifications allowed us to improve issues with our prototype, squaring up any issues with the user interface using the collected data. We also updated our design to include more usage scenarios making sure the next prototype included more functionality compared to our low fidelity prototype. </text:span><text:span text:style-name="T7">This new medium fidelity prototype included the information from expert users who are trained to help design and create better user interfaces. This portion of the design process allowed us to gain a better insight into the needs and designs.</text:span></text:p>
      <text:p text:style-name="P9"><text:span text:style-name="T2">Through </text:span><text:span text:style-name="T3">the design p</text:span><text:span text:style-name="T4">rocess we started with a low fidelity prototype and moved to on to a high fidelity prototype in order to focus on the aesthetic portion of the user interface. We selected a design pattern and color pallet based of other official state of Massachusetts applications and created a new more polished prototype. Using our developed high fidelity prototype we conducted summative evalu</text:span><text:span text:style-name="T8">ation which followed users as they completed tasks. Using user self reported information from this evaluation were able to garner information on how effective, efficient and satisfying each task is to complete. </text:span><text:span text:style-name="T9">This step in the design process helped us create an app which was as usable as possible.</text:span></text:p>
      <text:p text:style-name="P8"><text:span text:style-name="T9">T</text:span><text:span text:style-name="T8">hrough this process we gained confidence in our application and that it will be able to fulfill the goal of coalescing the features required and creating an experience which is enjoyable for those who use the application.</text:span></text:p>
      <text:p text:style-name="P8"><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Georgia" svg:font-family="Georgia"/>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9T00:40:50.368396325</meta:creation-date>
    <dc:date>2021-12-09T02:11:35.107742844</dc:date>
    <meta:editing-duration>PT4M46S</meta:editing-duration>
    <meta:editing-cycles>2</meta:editing-cycles>
    <meta:generator>LibreOffice/7.2.4.1$MacOSX_X86_64 LibreOffice_project/27d75539669ac387bb498e35313b970b7fe9c4f9</meta:generator>
    <meta:document-statistic meta:table-count="0" meta:image-count="0" meta:object-count="0" meta:page-count="2" meta:paragraph-count="6" meta:word-count="608" meta:character-count="3784" meta:non-whitespace-character-count="3179"/>
  </office:meta>
</office:document-meta>
</file>